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c4017" officeooo:paragraph-rsid="001c4017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officeooo:paragraph-rsid="001c4017"/>
    </style:style>
    <style:style style:name="P6" style:family="paragraph" style:parent-style-name="Table_20_Contents">
      <style:text-properties officeooo:rsid="001c8ae1" officeooo:paragraph-rsid="001c8ae1"/>
    </style:style>
    <style:style style:name="P7" style:family="paragraph" style:parent-style-name="Azione_20_attore" style:list-style-name="Numerazione_20_UC">
      <style:text-properties officeooo:rsid="001c4017" officeooo:paragraph-rsid="001c8ae1"/>
    </style:style>
    <style:style style:name="P8" style:family="paragraph" style:parent-style-name="Azione_20_sistema" style:list-style-name="Numerazione_20_UC">
      <style:text-properties officeooo:rsid="001c4017" officeooo:paragraph-rsid="001c8ae1"/>
    </style:style>
    <style:style style:name="P9" style:family="paragraph" style:parent-style-name="Azione_20_sistema">
      <style:text-properties officeooo:rsid="001c4017" officeooo:paragraph-rsid="001c4017"/>
    </style:style>
    <style:style style:name="T1" style:family="text">
      <style:text-properties officeooo:rsid="001c8ae1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<text:span text:style-name="T1">forum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644809" text:style-name="Numerazione_20_UC">
              <text:list-item text:start-value="1">
                <text:p text:style-name="P7">L'utente <text:span text:style-name="T1">seleziona un argomento dal forum </text:span><text:s/>(include <text:span text:style-name="T2">Visualizza Lista Argomenti</text:span>)</text:p>
                <text:p text:style-name="P8"/>
              </text:list-item>
              <text:list-item>
                <text:p text:style-name="P9">Il sistema <text:span text:style-name="T1">mostra</text:span>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L'utente <text:span text:style-name="T1">visualizza</text:span> correttamente l'argomento richiesto</text:p>
            <text:p text:style-name="P2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0D</meta:editing-duration>
    <meta:editing-cycles>4</meta:editing-cycles>
    <meta:generator>LibreOffice/3.6$Windows_x86 LibreOffice_project/da8c1e6-fd468f4-454e206-f42a4a9-143cfd</meta:generator>
    <dc:date>2012-10-20T01:49:30.21</dc:date>
    <meta:document-statistic meta:table-count="1" meta:image-count="0" meta:object-count="0" meta:page-count="1" meta:paragraph-count="17" meta:word-count="84" meta:character-count="593" meta:non-whitespace-character-count="527"/>
  </office:meta>
</office:document-meta>
</file>